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lection Result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TEI Business Meeting<text:line-break/>November 7, 2008<text:line-break/>Great Hall, Strand<text:line-break/>King's College, Lond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lection Result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oa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lection Result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oard</text:p>
              </text:list-item>
            </text:list>
            <text:list text:style-name="L2">
              <text:list-item>
                <text:list>
                  <text:list-item>
                    <text:p text:style-name="P4">Lou Burnard, Oxf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lection Result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oard</text:p>
              </text:list-item>
            </text:list>
            <text:list text:style-name="L2">
              <text:list-item>
                <text:list>
                  <text:list-item>
                    <text:p text:style-name="P4">Lou Burnard, Oxfo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hristian Wittern, Kyoto Univers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lection Result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oard</text:p>
              </text:list-item>
            </text:list>
            <text:list text:style-name="L2">
              <text:list-item>
                <text:list>
                  <text:list-item>
                    <text:p text:style-name="P4">Lou Burnard, Oxfo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hristian Wittern, Kyoto University</text:p>
                  </text:list-item>
                </text:list>
              </text:list-item>
            </text:list>
            <text:list text:style-name="L2">
              <text:list-item>
                <text:p text:style-name="P3">Counc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lection Result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oard</text:p>
              </text:list-item>
            </text:list>
            <text:list text:style-name="L2">
              <text:list-item>
                <text:list>
                  <text:list-item>
                    <text:p text:style-name="P4">Lou Burnard, Oxfo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hristian Wittern, Kyoto University</text:p>
                  </text:list-item>
                </text:list>
              </text:list-item>
            </text:list>
            <text:list text:style-name="L2">
              <text:list-item>
                <text:p text:style-name="P3">Council</text:p>
              </text:list-item>
            </text:list>
            <text:list text:style-name="L2">
              <text:list-item>
                <text:list>
                  <text:list-item>
                    <text:p text:style-name="P4">Arianna Ciula, King's Colle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lection Result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oard</text:p>
              </text:list-item>
            </text:list>
            <text:list text:style-name="L2">
              <text:list-item>
                <text:list>
                  <text:list-item>
                    <text:p text:style-name="P4">Lou Burnard, Oxfo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hristian Wittern, Kyoto University</text:p>
                  </text:list-item>
                </text:list>
              </text:list-item>
            </text:list>
            <text:list text:style-name="L2">
              <text:list-item>
                <text:p text:style-name="P3">Council</text:p>
              </text:list-item>
            </text:list>
            <text:list text:style-name="L2">
              <text:list-item>
                <text:list>
                  <text:list-item>
                    <text:p text:style-name="P4">Arianna Ciula, King's Colle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ames Cummings, Oxf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lection Result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oard</text:p>
              </text:list-item>
            </text:list>
            <text:list text:style-name="L2">
              <text:list-item>
                <text:list>
                  <text:list-item>
                    <text:p text:style-name="P4">Lou Burnard, Oxfo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hristian Wittern, Kyoto University</text:p>
                  </text:list-item>
                </text:list>
              </text:list-item>
            </text:list>
            <text:list text:style-name="L2">
              <text:list-item>
                <text:p text:style-name="P3">Council</text:p>
              </text:list-item>
            </text:list>
            <text:list text:style-name="L2">
              <text:list-item>
                <text:list>
                  <text:list-item>
                    <text:p text:style-name="P4">Arianna Ciula, King's Colle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ames Cummings, Oxfo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ot Porter, Digital Humanities Observa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lection Result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oard</text:p>
              </text:list-item>
            </text:list>
            <text:list text:style-name="L2">
              <text:list-item>
                <text:list>
                  <text:list-item>
                    <text:p text:style-name="P4">Lou Burnard, Oxfo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hristian Wittern, Kyoto University</text:p>
                  </text:list-item>
                </text:list>
              </text:list-item>
            </text:list>
            <text:list text:style-name="L2">
              <text:list-item>
                <text:p text:style-name="P3">Council</text:p>
              </text:list-item>
            </text:list>
            <text:list text:style-name="L2">
              <text:list-item>
                <text:list>
                  <text:list-item>
                    <text:p text:style-name="P4">Arianna Ciula, King's Colle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ames Cummings, Oxfo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ot Porter, Digital Humanities Observa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bastian Rahtz, Oxf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text-style-name="P1" draw:layer="layout" svg:width="25.199cm" svg:height="3.256cm" svg:x="1.4cm" svg:y="0.962cm" presentation:class="title">
          <draw:text-box>
            <text:p text:style-name="P1">Chair's Report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TEI Business Meeting<text:line-break/>November 7, 2008<text:line-break/>Great Hall, Strand<text:line-break/>King's College, London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niel O'Donnell</meta:initial-creator>
    <meta:creation-date>2008-11-06T23:17:36</meta:creation-date>
    <dc:creator>Daniel O'Donnell</dc:creator>
    <dc:date>2008-11-07T00:22:23</dc:date>
    <meta:editing-cycles>3</meta:editing-cycles>
    <meta:editing-duration>PT9M21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